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1.674cm"/>
    </style:style>
    <style:style style:name="Tableau2.E" style:family="table-column">
      <style:table-column-properties style:column-width="1.279cm"/>
    </style:style>
    <style:style style:name="Tableau2.F" style:family="table-column">
      <style:table-column-properties style:column-width="1.626cm"/>
    </style:style>
    <style:style style:name="Tableau2.G" style:family="table-column">
      <style:table-column-properties style:column-width="4.16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" style:family="table">
      <style:table-properties style:width="8.55cm" table:align="margins"/>
    </style:style>
    <style:style style:name="Tableau1.A" style:family="table-column">
      <style:table-column-properties style:column-width="8.55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8.55cm" table:align="margins"/>
    </style:style>
    <style:style style:name="Tableau3.A" style:family="table-column">
      <style:table-column-properties style:column-width="4.276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b8a6"/>
    </style:style>
    <style:style style:name="P2" style:family="paragraph" style:parent-style-name="Standard">
      <style:text-properties style:font-name="Ubuntu" fo:font-size="15pt" officeooo:rsid="00316e7d" officeooo:paragraph-rsid="0018b8a6" style:font-size-asian="13.1000003814697pt" style:font-size-complex="15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1d9c14" officeooo:paragraph-rsid="001d9c14" style:font-size-asian="8pt" style:font-size-complex="8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1ed305" officeooo:paragraph-rsid="001ed305" style:font-size-asian="8pt" style:font-size-complex="8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1ed305" officeooo:paragraph-rsid="001ed305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0ae56" officeooo:paragraph-rsid="0020ae56" style:font-size-asian="8pt" style:font-size-complex="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8ee2d" officeooo:paragraph-rsid="0028ee2d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2f4f58" officeooo:paragraph-rsid="00301e80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f4f58" officeooo:paragraph-rsid="002f4f58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6c998" officeooo:paragraph-rsid="0026c998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6d67c" officeooo:paragraph-rsid="0026d67c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6d67c" officeooo:paragraph-rsid="0026d67c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6d67c" officeooo:paragraph-rsid="0037d958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f6775" officeooo:paragraph-rsid="002f6775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2f6775" officeooo:paragraph-rsid="00301e80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301e80" officeooo:paragraph-rsid="00301e80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301e80" officeooo:paragraph-rsid="001ed305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301e80" officeooo:paragraph-rsid="00301e80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322f73" officeooo:paragraph-rsid="00322f73" style:font-size-asian="8pt" style:font-size-complex="8p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2c5bc4" officeooo:paragraph-rsid="0018b8a6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10pt" officeooo:rsid="001d9c14" officeooo:paragraph-rsid="001d9c14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1d9c14" officeooo:paragraph-rsid="001d9c14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1d9c14" officeooo:paragraph-rsid="001a8e3d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10pt" officeooo:rsid="001d9c14" officeooo:paragraph-rsid="001d9c14" style:font-size-asian="8.75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tyle="italic" fo:font-weight="bold" officeooo:paragraph-rsid="0018b8a6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Ubuntu" fo:font-style="italic" fo:font-weight="bold" officeooo:paragraph-rsid="0018b8a6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tyle="normal" fo:font-weight="bold" officeooo:paragraph-rsid="0018b8a6" style:font-style-asian="normal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tyle="normal" fo:font-weight="normal" officeooo:rsid="001ba2c0" officeooo:paragraph-rsid="001ba2c0" style:font-style-asian="normal" style:font-weight-asian="normal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officeooo:paragraph-rsid="0018b8a6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officeooo:rsid="001ba2c0" officeooo:paragraph-rsid="001ba2c0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301e80"/>
    </style:style>
    <style:style style:name="P35" style:family="paragraph" style:parent-style-name="Table_20_Contents">
      <style:text-properties style:font-name="Ubuntu" fo:font-size="8pt" fo:font-weight="bold" officeooo:rsid="0035787d" officeooo:paragraph-rsid="0037d958" style:font-size-asian="8pt" style:font-weight-asian="bold" style:font-size-complex="8pt" style:font-weight-complex="bold"/>
    </style:style>
    <style:style style:name="P36" style:family="paragraph" style:parent-style-name="Table_20_Contents">
      <style:text-properties style:font-name="Ubuntu" fo:font-size="8pt" fo:font-weight="normal" officeooo:rsid="0035787d" officeooo:paragraph-rsid="0037d958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Ubuntu" fo:font-size="8pt" fo:font-weight="normal" officeooo:rsid="003606e8" officeooo:paragraph-rsid="0037d958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301e80" officeooo:paragraph-rsid="0037d958" style:font-size-asian="8pt" style:font-size-complex="8pt"/>
    </style:style>
    <style:style style:name="P39" style:family="paragraph" style:parent-style-name="Table_20_Contents">
      <style:text-properties style:font-name="Ubuntu"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8pt" officeooo:rsid="00388963" officeooo:paragraph-rsid="00388963" style:font-size-asian="8pt" style:font-size-complex="8pt"/>
    </style:style>
    <style:style style:name="P41" style:family="paragraph" style:parent-style-name="Table_20_Contents">
      <style:text-properties style:font-name="Ubuntu" fo:font-size="8pt" officeooo:paragraph-rsid="00388963" style:font-size-asian="8pt" style:font-size-complex="8pt"/>
    </style:style>
    <style:style style:name="T1" style:family="text">
      <style:text-properties officeooo:rsid="018c07b7"/>
    </style:style>
    <style:style style:name="T2" style:family="text">
      <style:text-properties officeooo:rsid="002c5bc4"/>
    </style:style>
    <style:style style:name="T3" style:family="text">
      <style:text-properties officeooo:rsid="00235f0f"/>
    </style:style>
    <style:style style:name="T4" style:family="text">
      <style:text-properties officeooo:rsid="00252246"/>
    </style:style>
    <style:style style:name="T5" style:family="text">
      <style:text-properties officeooo:rsid="0026d67c"/>
    </style:style>
    <style:style style:name="T6" style:family="text">
      <style:text-properties officeooo:rsid="002a3e7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2e23cd"/>
    </style:style>
    <style:style style:name="T9" style:family="text">
      <style:text-properties style:font-name="Ubuntu" fo:font-size="8pt" officeooo:rsid="002e23cd" style:font-size-asian="8pt" style:font-size-complex="8pt"/>
    </style:style>
    <style:style style:name="T10" style:family="text">
      <style:text-properties style:font-name="Ubuntu" fo:font-size="8pt" officeooo:rsid="00322f73" style:font-size-asian="8pt" style:font-size-complex="8pt"/>
    </style:style>
    <style:style style:name="T11" style:family="text">
      <style:text-properties officeooo:rsid="0037d958"/>
    </style:style>
    <style:style style:name="T12" style:family="text">
      <style:text-properties officeooo:rsid="00388963"/>
    </style:style>
    <style:style style:name="T13" style:family="text">
      <style:text-properties officeooo:rsid="003a81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29">Fiche de test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7">Nature : </text:p>
          </table:table-cell>
          <table:covered-table-cell/>
          <table:table-cell table:style-name="Tableau2.A2" table:number-columns-spanned="2" office:value-type="string">
            <text:p text:style-name="P33">Fonctionnel</text:p>
          </table:table-cell>
          <table:covered-table-cell/>
          <table:table-cell table:style-name="Tableau2.A2" table:number-columns-spanned="2" office:value-type="string">
            <text:p text:style-name="P27">Référence : </text:p>
          </table:table-cell>
          <table:covered-table-cell/>
          <table:table-cell table:style-name="Tableau2.G2" office:value-type="string">
            <text:p text:style-name="P32"/>
          </table:table-cell>
        </table:table-row>
        <table:table-row>
          <table:table-cell table:style-name="Tableau2.A2" table:number-columns-spanned="2" office:value-type="string">
            <text:p text:style-name="P30">Module : </text:p>
          </table:table-cell>
          <table:covered-table-cell/>
          <table:table-cell table:style-name="Tableau2.G2" table:number-columns-spanned="5" office:value-type="string">
            <text:p text:style-name="P31">C<text:span text:style-name="T7">hoisir un matériel à emprunter ou à restitue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7">Objectif :</text:p>
          </table:table-cell>
          <table:covered-table-cell/>
          <table:table-cell table:style-name="Tableau2.G2" table:number-columns-spanned="5" office:value-type="string">
            <text:p text:style-name="P21">Vérifier le bon fonctionnement de la gâche, de l’accès a la base de données et l’alarm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8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5">État initial du module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25">Environnement du test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6">Programme</text:p>
          </table:table-cell>
          <table:covered-table-cell/>
          <table:table-cell table:style-name="Tableau2.A2" table:number-columns-spanned="3" office:value-type="string">
            <text:p text:style-name="P22">Projet Casier</text:p>
          </table:table-cell>
          <table:covered-table-cell/>
          <table:covered-table-cell/>
          <table:table-cell table:style-name="Tableau2.G2" table:number-columns-spanned="2" office:value-type="string">
            <text:p text:style-name="P24">Raspberry PI avec écran tactile 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2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3">Présence de au moins <text:span text:style-name="T8">deux</text:span> adhérent<text:span text:style-name="T8">s</text:span> et un objet dans la base de données et de l’objet dans le casie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8">Procédure de tes<text:span text:style-name="T2">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5">Repère</text:p>
          </table:table-cell>
          <table:table-cell table:style-name="Tableau2.A2" table:number-columns-spanned="2" office:value-type="string">
            <text:p text:style-name="P25">Opérations</text:p>
          </table:table-cell>
          <table:covered-table-cell/>
          <table:table-cell table:style-name="Tableau2.G2" table:number-columns-spanned="4" office:value-type="string">
            <text:p text:style-name="P25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">1</text:p>
          </table:table-cell>
          <table:table-cell table:style-name="Tableau2.A13" table:number-columns-spanned="2" office:value-type="string">
            <text:p text:style-name="P19">Se connecter en tant que non adhérent</text:p>
          </table:table-cell>
          <table:covered-table-cell/>
          <table:table-cell table:style-name="Tableau2.G2" table:number-columns-spanned="4" office:value-type="string">
            <text:p text:style-name="P6"><text:s/>→<text:span text:style-name="T11"> </text:span>Affichage de massage de refus d’accès si l’utilisateur n’est pas <text:span text:style-name="T3">adhérent</text:span> 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4">2</text:p>
          </table:table-cell>
          <table:table-cell table:style-name="Tableau2.A13" table:number-rows-spanned="2" table:number-columns-spanned="2" office:value-type="string">
            <text:p text:style-name="P34"><text:span text:style-name="T9">S</text:span><text:span text:style-name="T10">e connecter en tant que adhérent</text:span><text:span text:style-name="T9"> </text:span></text:p>
          </table:table-cell>
          <table:covered-table-cell/>
          <table:table-cell table:style-name="Tableau2.G2" table:number-columns-spanned="4" office:value-type="string">
            <text:p text:style-name="P17"><text:s/>→<text:span text:style-name="T11"> </text:span>Si l’adhérent n’as pas emprunté d’objet, l’interface d’emprunt doit s’afficher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6">3</text:p>
          </table:table-cell>
          <table:covered-table-cell/>
          <table:covered-table-cell/>
          <table:table-cell table:style-name="Tableau2.G2" table:number-columns-spanned="4" office:value-type="string">
            <text:p text:style-name="P18"><text:s/>→<text:span text:style-name="T11"> </text:span>Si l’adhérent as emprunté un objet, l’interface de restitution doit s’afficher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8">4</text:p>
          </table:table-cell>
          <table:table-cell table:style-name="Tableau2.A13" table:number-rows-spanned="2" table:number-columns-spanned="2" office:value-type="string">
            <text:p text:style-name="P9">Affichage de l’interface d’emprunt</text:p>
          </table:table-cell>
          <table:covered-table-cell/>
          <table:table-cell table:style-name="Tableau2.G2" table:number-columns-spanned="4" office:value-type="string">
            <text:p text:style-name="P14"><text:s/>→<text:span text:style-name="T11"> </text:span>Si le casier ciblé contient un objet dans la base de données, activation du bouton et affichage de l’image de l’objet ainsi que sont nom.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5">5</text:p>
          </table:table-cell>
          <table:covered-table-cell/>
          <table:covered-table-cell/>
          <table:table-cell table:style-name="Tableau2.G2" table:number-columns-spanned="4" office:value-type="string">
            <text:p text:style-name="P14"><text:s/>→<text:span text:style-name="T11"> </text:span>Si le casier ciblé ne contient d’objet dans la base de donnée, désactivation du boutons 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8">6</text:p>
          </table:table-cell>
          <table:table-cell table:style-name="Tableau2.A13" table:number-columns-spanned="2" office:value-type="string">
            <text:p text:style-name="P10">Sélection d’un objet sur l’interf<text:span text:style-name="T5">ace d’emprunt</text:span></text:p>
          </table:table-cell>
          <table:covered-table-cell/>
          <table:table-cell table:style-name="Tableau2.G2" table:number-columns-spanned="4" office:value-type="string">
            <text:p text:style-name="P13"><text:s/>→<text:span text:style-name="T11"> </text:span>Ouverture du casier sélectionner </text:p>
            <text:p text:style-name="P13"><text:s/>→<text:span text:style-name="T11"> </text:span>début de l’émission de l’alarme 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8">7</text:p>
          </table:table-cell>
          <table:table-cell table:style-name="Tableau2.A13" table:number-columns-spanned="2" office:value-type="string">
            <text:p text:style-name="P12">Fermeture du casier ouvert</text:p>
          </table:table-cell>
          <table:covered-table-cell/>
          <table:table-cell table:style-name="Tableau2.G2" table:number-columns-spanned="4" office:value-type="string">
            <text:p text:style-name="P13"><text:s/>→<text:span text:style-name="T11"> </text:span>Arrêt de l’alarme </text:p>
            <text:p text:style-name="P38"><text:s/>→ mise a jour de la base de données </text:p>
            <text:p text:style-name="P38"><text:s text:c="4"/></text:p>
            <table:table table:name="Tableau3" table:style-name="Tableau3">
              <table:table-column table:style-name="Tableau3.A" table:number-columns-repeated="2"/>
              <table:table-row>
                <table:table-cell table:style-name="Tableau3.A1" office:value-type="string">
                  <text:p text:style-name="P40">Si objet rendu </text:p>
                </table:table-cell>
                <table:table-cell table:style-name="Tableau3.B1" office:value-type="string">
                  <text:p text:style-name="P40">Si objet <text:span text:style-name="T13">empreinté</text:span></text:p>
                </table:table-cell>
              </table:table-row>
              <table:table-row>
                <table:table-cell table:style-name="Tableau3.A2" office:value-type="string">
                  <text:p text:style-name="P39">→<text:span text:style-name="T12"> MaJ de la ligne « rendue » de la table CASIER</text:span></text:p>
                </table:table-cell>
                <table:table-cell table:style-name="Tableau3.B2" office:value-type="string">
                  <text:p text:style-name="P41">→<text:span text:style-name="T12"> MaJ de la ligne « rendue » de la table « CASIER »</text:span></text:p>
                  <text:p text:style-name="P41">→<text:span text:style-name="T12"> Ajout d’une ligne dans la table « PRETERA »</text:span></text:p>
                </table:table-cell>
              </table:table-row>
            </table:table>
            <text:p text:style-name="P38"/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35">Accès a la base de donnée : </text:p>
                  <text:p text:style-name="P35"/>
                  <text:p text:style-name="P36">phpMyAdmin : <text:a xlink:type="simple" xlink:href="http://172.18.58.7/phpmyadmin/" text:style-name="Internet_20_link" text:visited-style-name="Visited_20_Internet_20_Link">http://172.18.58.7/phpmyadmin/</text:a></text:p>
                  <text:p text:style-name="P36"/>
                  <text:p text:style-name="P37">identifiant : snir</text:p>
                  <text:p text:style-name="P37">mot de passe : snir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4:54:54.307357071</meta:creation-date>
    <dc:date>2021-04-09T09:03:07.983755591</dc:date>
    <meta:editing-duration>PT2H34M46S</meta:editing-duration>
    <meta:editing-cycles>9</meta:editing-cycles>
    <meta:generator>LibreOffice/6.4.6.2$Linux_X86_64 LibreOffice_project/40$Build-2</meta:generator>
    <meta:document-statistic meta:table-count="3" meta:image-count="0" meta:object-count="0" meta:page-count="1" meta:paragraph-count="51" meta:word-count="278" meta:character-count="1555" meta:non-whitespace-character-count="1300"/>
  </office:meta>
</office:document-meta>
</file>